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Editor.Class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Editor.getAsT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Editor.setAs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Editor.ClassEditor( @ Nullable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